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5.473cm"/>
    </style:style>
    <style:style style:name="co3" style:family="table-column">
      <style:table-column-properties fo:break-before="auto" style:column-width="14.5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Location selectio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Imprint and contacts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not located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is your digital guide to life in Germany. Discover local information, events and advice. Always up to date and available in your own languag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te a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orry, but your language is not available her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ose a languag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Last updat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Sorry, but this language is not available her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Sorry, but this city could not be foun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Sorry, but this event could not be found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Sorry, but this offer could not be found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Sorry, but this point of interest could not be found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The connection to the server failed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he request could not be processed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An error occurred while processing the server's response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n unknown error occurre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Try aga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orry, but the requested page could not be loaded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ose a languag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Go to the homep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Go to cate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Go to ev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Go to offer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n error occurre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Unfortunately, changing the language failed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The selected language is not available if you are offline. An active internet connection is required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No events are currently availabl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chnical function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ts of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er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s and imprint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Search f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t of the pag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t of the event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An error occurred while sending the feedback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What was helpfu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What can we improve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hat is the feedback for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Is this site useful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t usefu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Sorry, we could not find any matching results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Your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ot found what you were looking fo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What information is missing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sen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Thank you for your feedback. This will help us to improve our content and the Integreat app. We would be happy to receive furthe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his site is not useful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his site is useful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is your digital guide to life in Germany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ind the right information based on keyword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ing the languag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hanging the language on individual pages is simp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Current events and dates in the surrounding are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Job search, internship search and more in the are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By clicking on "{{accept}}" I accept the Integreat app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improving Integreat by automatically sending crash report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send me push notifications on the latest local new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suggest nearby locations to me with the help of my GPS loc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Search for a city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nearby locations found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To display nearby locations, location services must be activ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office:value-type="string" calcext:value-type="string">
            <text:p>Refresh nearby locations</text:p>
          </table:table-cell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Data protectio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event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t available in other languag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translation availa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hange locatio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hange languag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Just found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Unfortunately an error occurred when sharing the conten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int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Improve the Integreat app by automatically sending crash reports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ive push notifications for the latest local new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eive suggestions for nearby locations with the help of GPS location service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About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table:number-columns-repeated="2" office:value-type="string" calcext:value-type="string">
            <text:p>Versi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Open source licences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ctivate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office:value-type="string" calcext:value-type="string">
            <text:p>Get the latest information from the WHO about coronavirus.</text:p>
          </table:table-cell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office:value-type="string" calcext:value-type="string">
            <text:p>https://www.who.int/emergencies/diseases/novel-coronavirus-2019/advice-for-public</text:p>
          </table:table-cell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office:value-type="string" calcext:value-type="string">
            <text:p>Learn more</text:p>
          </table:table-cell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Dismiss</text:p>
          </table:table-cell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offers availa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offers availa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ater/waste water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fuse collectio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himney sweep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arking plac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ildren’s room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ildren’s room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ildren’s room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Bedroom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allway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Storage room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ellar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y/terr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08:22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09:31.391000000</dc:date>
    <meta:editing-duration>PT5M17S</meta:editing-duration>
    <meta:editing-cycles>2</meta:editing-cycles>
    <meta:document-statistic meta:table-count="1" meta:cell-count="501" meta:object-count="0"/>
  </office:meta>
</office:document-meta>
</file>